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66ff00" draw:opacity="50%" draw:textarea-horizontal-align="justify" draw:textarea-vertical-align="middle" draw:auto-grow-height="false" fo:min-height="8.877cm" fo:min-width="21.706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opacity="50%" draw:textarea-horizontal-align="justify" draw:textarea-vertical-align="middle" draw:auto-grow-height="false" fo:min-height="1.855cm" fo:min-width="21.661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draw:stroke="none" svg:stroke-width="0cm" draw:fill="solid" draw:fill-color="#000000" draw:textarea-horizontal-align="justify" draw:textarea-vertical-align="middle" draw:auto-grow-height="false" fo:min-height="0.056cm" fo:min-width="0cm"/>
    </style:style>
    <style:style style:name="gr4" style:family="graphic" style:parent-style-name="standard">
      <style:graphic-properties draw:stroke="none" svg:stroke-width="0cm" draw:fill="solid" draw:fill-color="#000000" draw:textarea-horizontal-align="justify" draw:textarea-vertical-align="middle" draw:auto-grow-height="false" fo:min-height="0.057cm" fo:min-width="0cm"/>
    </style:style>
    <style:style style:name="gr5" style:family="graphic" style:parent-style-name="objectwithoutfill">
      <style:graphic-properties svg:stroke-width="0.1cm" draw:marker-start-width="0.35cm" draw:marker-end-width="0.35cm" draw:fill="solid" draw:fill-color="#000000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cm" draw:fill="solid" draw:fill-color="#ff0000" draw:textarea-horizontal-align="justify" draw:textarea-vertical-align="middle" draw:auto-grow-height="false" fo:min-height="0.056cm" fo:min-width="0cm"/>
    </style:style>
    <style:style style:name="gr7" style:family="graphic" style:parent-style-name="standard">
      <style:graphic-properties draw:stroke="none" svg:stroke-width="0cm" draw:fill="solid" draw:fill-color="#3333ff" draw:textarea-horizontal-align="justify" draw:textarea-vertical-align="middle" draw:auto-grow-height="false" fo:min-height="0.056cm" fo:min-width="0cm"/>
    </style:style>
    <style:style style:name="gr8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cm" draw:fill="solid" draw:fill-color="#3333ff" draw:textarea-horizontal-align="justify" draw:textarea-vertical-align="middle" draw:auto-grow-height="false" fo:min-height="0.057cm" fo:min-width="0cm"/>
    </style:style>
    <style:style style:name="gr10" style:family="graphic" style:parent-style-name="standard">
      <style:graphic-properties draw:stroke="none" svg:stroke-width="0cm" draw:fill="solid" draw:fill-color="#6600ff" draw:textarea-horizontal-align="justify" draw:textarea-vertical-align="middle" draw:auto-grow-height="false" fo:min-height="0.056cm" fo:min-width="0cm"/>
    </style:style>
    <style:style style:name="gr11" style:family="graphic" style:parent-style-name="standard">
      <style:graphic-properties draw:stroke="none" svg:stroke-width="0cm" draw:fill="solid" draw:fill-color="#009900" draw:textarea-horizontal-align="justify" draw:textarea-vertical-align="middle" draw:auto-grow-height="false" fo:min-height="0.056cm" fo:min-width="0cm"/>
    </style:style>
    <style:style style:name="gr12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Tirets_20__28_custom_29_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.576cm"/>
    </style:style>
    <style:style style:name="gr15" style:family="graphic" style:parent-style-name="standard">
      <style:graphic-properties draw:stroke="none" draw:fill="none" fo:min-height="1.041cm"/>
    </style:style>
    <style:style style:name="gr16" style:family="graphic" style:parent-style-name="objectwithoutfill">
      <style:graphic-properties draw:stroke="dash" draw:stroke-dash="Tirets_20__28_custom_29_" svg:stroke-width="0.1cm" svg:stroke-color="#66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0.7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color="#0000ff"/>
    </style:style>
    <style:style style:name="P4" style:family="paragraph">
      <style:paragraph-properties fo:text-align="center"/>
      <style:text-properties fo:color="#ff0000"/>
    </style:style>
    <style:style style:name="P5" style:family="paragraph">
      <style:paragraph-properties fo:text-align="center"/>
      <style:text-properties fo:color="#6600ff"/>
    </style:style>
    <style:style style:name="P6" style:family="paragraph">
      <style:paragraph-properties fo:text-align="center"/>
      <style:text-properties fo:color="#009900"/>
    </style:style>
    <style:style style:name="T1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ff" style:font-name="Liberation Sans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0000" style:font-name="Liberation Sans1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00ff" style:font-name="Liberation Sans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9900" style:font-name="Liberation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256cm" svg:height="9.177cm" svg:x="10.637cm" svg:y="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2.211cm" svg:height="2.155cm" svg:x="10.651cm" svg:y="10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11cm" svg:height="0.432cm" svg:x="12.989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2cm" svg:height="0.433cm" svg:x="12.933cm" svg:y="8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2.917cm" svg:y="7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1cm" svg:height="0.432cm" svg:x="12.81cm" svg:y="6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2cm" svg:height="0.432cm" svg:x="12.718cm" svg:y="6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3cm" svg:height="0.115cm" draw:transform="skewX (1.43954756704492) rotate (1.50604461154591) translate (13.1470126438535cm 11.7487767029913cm)" svg:viewBox="0 0 1301 116" svg:d="M0 116c917 0 1301-116 1301-116">
          <text:p/>
        </draw:path>
        <draw:custom-shape draw:style-name="gr4" draw:text-style-name="P1" draw:layer="layout" svg:width="0.412cm" svg:height="0.433cm" svg:x="13.236cm" svg:y="6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212cm" svg:y="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214cm" svg:y="5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204cm" svg:y="4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719cm" svg:y="5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204cm" svg:y="4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3.708cm" svg:y="4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717cm" svg:y="5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172cm" svg:y="4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708cm" svg:y="5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702cm" svg:y="4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218cm" svg:y="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182cm" svg:y="5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2cm" svg:height="0.432cm" svg:x="12.743cm" svg:y="4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1.372cm" svg:y="7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2.959cm" svg:y="3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4.544cm" svg:y="5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4.037cm" svg:y="3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1cm" svg:height="0.432cm" svg:x="17.44cm" svg:y="8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12cm" svg:height="0.432cm" svg:x="17.348cm" svg:y="8.0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1.314cm" svg:height="0.244cm" draw:transform="skewX (1.2918927123262) rotate (1.54967784284577) translate (17.9559111472335cm 11.7732434087134cm)" svg:viewBox="0 0 1315 245" svg:d="M0 245c927-6 1315-245 1315-245">
          <text:p/>
        </draw:path>
        <draw:custom-shape draw:style-name="gr9" draw:text-style-name="P1" draw:layer="layout" svg:width="0.412cm" svg:height="0.433cm" svg:x="17.866cm" svg:y="8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788cm" svg:y="7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79cm" svg:y="6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78cm" svg:y="6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78cm" svg:y="6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293cm" svg:y="6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694cm" svg:y="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284cm" svg:y="7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278cm" svg:y="5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794cm" svg:y="7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6.758cm" svg:y="6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432cm" svg:x="17.31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3.527cm" svg:y="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1.016cm" svg:y="3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2.089cm" svg:y="2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11cm" svg:height="0.432cm" svg:x="11.538cm" svg:y="6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1.345cm" svg:y="8.5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1.389cm" svg:y="7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1.388cm" svg:y="6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1.471cm" svg:y="6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1.868cm" svg:y="7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1.9cm" svg:y="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1.866cm" svg:y="6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0.857cm" svg:y="6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0.873cm" svg:y="7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0.872cm" svg:y="7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1.98cm" svg:y="6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11cm" svg:height="0.432cm" svg:x="20.889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4.413cm" svg:y="2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4.386cm" svg:y="3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4.43cm" svg:y="2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4.429cm" svg:y="1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4.512cm" svg:y="1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4.909cm" svg:y="2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4.941cm" svg:y="2.2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4.907cm" svg:y="1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3.898cm" svg:y="1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3.914cm" svg:y="2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3.913cm" svg:y="2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5.021cm" svg:y="1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3.93cm" svg:y="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3.372cm" svg:y="1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3.357cm" svg:y="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3.416cm" svg:y="2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2.829cm" svg:y="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2.373cm" svg:y="0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5.445cm" svg:y="1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5.533cm" svg:y="1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6.018cm" svg:y="0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4.988cm" svg:y="0.5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11cm" svg:height="0.432cm" svg:x="25.003cm" svg:y="0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8.168cm" svg:y="8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8.134cm" svg:y="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8.216cm" svg:y="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8.332cm" svg:y="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8.447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8.531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8.681cm" svg:y="5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8.797cm" svg:y="4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8.93cm" svg:y="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9.062cm" svg:y="3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9.245cm" svg:y="2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9.41cm" svg:y="2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9.542cm" svg:y="1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9.657cm" svg:y="0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11cm" svg:height="0.432cm" svg:x="29.891cm" svg:y="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" draw:layer="layout" svg:width="1.315cm" svg:height="0.254cm" draw:transform="skewX (-1.28072260511344) rotate (-1.46171324854525) translate (28.0584330031729cm 10.450581001747cm)" svg:viewBox="0 0 1316 255" svg:d="M1316 255c-927 1-1316-255-1316-255">
          <text:p/>
        </draw:path>
        <draw:path draw:style-name="gr13" draw:text-style-name="P1" draw:layer="layout" svg:width="2.003cm" svg:height="0.116cm" draw:transform="skewX (1.48562425929757) rotate (1.52873389182183) translate (21.5249369298656cm 11.2316098221075cm)" svg:viewBox="0 0 2004 117" svg:d="M0 117c1412 0 2004-117 2004-117">
          <text:p/>
        </draw:path>
        <draw:frame draw:style-name="gr14" draw:text-style-name="P1" draw:layer="layout" svg:width="4.229cm" svg:height="1.826cm" svg:x="10.737cm" svg:y="0.212cm">
          <draw:text-box>
            <text:p text:style-name="P1"><text:span text:style-name="T1">Charged </text:span></text:p>
            <text:p text:style-name="P1"><text:span text:style-name="T1">hadron</text:span></text:p>
          </draw:text-box>
        </draw:frame>
        <draw:frame draw:style-name="gr15" draw:text-style-name="P3" draw:layer="layout" svg:width="4.229cm" svg:height="1.291cm" svg:x="15.516cm" svg:y="3.854cm">
          <draw:text-box>
            <text:p text:style-name="P3"><text:span text:style-name="T2">Electrons</text:span></text:p>
          </draw:text-box>
        </draw:frame>
        <draw:frame draw:style-name="gr15" draw:text-style-name="P4" draw:layer="layout" svg:width="4.229cm" svg:height="1.291cm" svg:x="19.751cm" svg:y="4.442cm">
          <draw:text-box>
            <text:p text:style-name="P4"><text:span text:style-name="T3">Photons</text:span></text:p>
          </draw:text-box>
        </draw:frame>
        <draw:path draw:style-name="gr16" draw:text-style-name="P1" draw:layer="layout" svg:width="4.969cm" svg:height="0.115cm" draw:transform="skewX (1.53641334053061) rotate (1.55386663305055) translate (24.479063129289cm 9.01808115762835cm)" svg:viewBox="0 0 4970 116" svg:d="M0 116c3500 0 4970-116 4970-116">
          <text:p/>
        </draw:path>
        <draw:frame draw:style-name="gr15" draw:text-style-name="P5" draw:layer="layout" svg:width="4.229cm" svg:height="1.825cm" svg:x="18.958cm" svg:y="0.545cm">
          <draw:text-box>
            <text:p text:style-name="P5"><text:span text:style-name="T4">Neutral</text:span></text:p>
            <text:p text:style-name="P5"><text:span text:style-name="T4">hadrons</text:span></text:p>
          </draw:text-box>
        </draw:frame>
        <draw:frame draw:style-name="gr17" draw:text-style-name="P6" draw:layer="layout" svg:width="3.292cm" svg:height="1.039cm" svg:x="29.142cm" svg:y="5.543cm">
          <draw:text-box>
            <text:p text:style-name="P6"><text:span text:style-name="T5">Mu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Tirets_20__28_custom_29_" draw:display-name="Tirets (custom)" draw:style="rect" draw:dots1="1" draw:dots1-length="197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5cm" fo:page-height="1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6-11-24T15:22:11.279185194</meta:creation-date>
    <dc:date>2017-03-04T19:50:59.979379345</dc:date>
    <dc:creator>rete </dc:creator>
    <meta:editing-duration>PT1H58M9S</meta:editing-duration>
    <meta:editing-cycles>17</meta:editing-cycles>
    <meta:generator>LibreOffice/4.3.3.2$Linux_x86 LibreOffice_project/430m0$Build-2</meta:generator>
    <meta:document-statistic meta:object-count="103"/>
  </office:meta>
</office:document-meta>
</file>